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f7abc" officeooo:paragraph-rsid="000f7abc" style:font-weight-asian="bold" style:font-weight-complex="bold"/>
    </style:style>
    <style:style style:name="P2" style:family="paragraph" style:parent-style-name="Standard">
      <style:text-properties fo:font-weight="normal" officeooo:rsid="000f7abc" officeooo:paragraph-rsid="000f7abc" style:font-weight-asian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: JavaScript Variables</text:p>
      <text:p text:style-name="P2"/>
      <text:p text:style-name="P2">Vickler starts with an example:</text:p>
      <text:p text:style-name="P2">*His profession is coding</text:p>
      <text:p text:style-name="P2">*His state is Texas,USA</text:p>
      <text:p text:style-name="P2"/>
      <text:p text:style-name="P2">If we have read this, we have added this information to our brains that he is a coder(aka someone who does coding) and that he lives in or relates to Texas,USA. <text:s/>In the above-mentioned pieces of text the words and phrases coding and Texas,USA work the <text:s/>same way as variables do in JavaScript. <text:s/>The terms like "My PRofession" and "My State" refer to specific values. <text:s/>They have the same relationship with Coding and Texas that values have in JavaScript with variables.</text:p>
      <text:p text:style-name="P2"/>
      <text:p text:style-name="P2">We can create a variable by writing var(for variable). <text:s/>*<text:span text:style-name="T1">Note: OdinProject and other sources warn us against var</text:span><text:span text:style-name="T2">. <text:s/>We will follow it by the name <text:s/>that we have to assign to the variable. A variable takes a specific value when created. <text:s/>The name of a variable can be anything you like. <text:s/>It’s up to us to decide how the name should sound. The variable’s value, however, may change. Facts of a variable can change.</text:span></text:p>
      <text:p text:style-name="P2"><text:span text:style-name="T2"/></text:p>
      <text:p text:style-name="P2"><text:span text:style-name="T2">JavaScript variables can be simply defined as containers used to store values in the form of data. See example1.html with variables a,b,c.</text:span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0:11:26.989609238</meta:creation-date>
    <meta:generator>LibreOffice/7.3.0.3$Linux_X86_64 LibreOffice_project/30$Build-3</meta:generator>
    <dc:date>2022-03-15T10:20:26.404210813</dc:date>
    <meta:editing-duration>PT9M</meta:editing-duration>
    <meta:editing-cycles>1</meta:editing-cycles>
    <meta:document-statistic meta:table-count="0" meta:image-count="0" meta:object-count="0" meta:page-count="1" meta:paragraph-count="7" meta:word-count="194" meta:character-count="1125" meta:non-whitespace-character-count="929"/>
  </office:meta>
</office:document-meta>
</file>